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b1a9" officeooo:paragraph-rsid="001db1a9"/>
    </style:style>
    <style:style style:name="P2" style:family="paragraph" style:parent-style-name="Standard">
      <style:text-properties officeooo:rsid="001fc06e" officeooo:paragraph-rsid="001fc06e"/>
    </style:style>
    <style:style style:name="T1" style:family="text">
      <style:text-properties officeooo:rsid="001dc32b"/>
    </style:style>
    <style:style style:name="T2" style:family="text">
      <style:text-properties officeooo:rsid="001e2ef4"/>
    </style:style>
    <style:style style:name="T3" style:family="text">
      <style:text-properties officeooo:rsid="001fc06e"/>
    </style:style>
    <style:style style:name="T4" style:family="text">
      <style:text-properties fo:language="en" fo:country="ZA"/>
    </style:style>
    <style:style style:name="T5" style:family="text">
      <style:text-properties fo:language="en" fo:country="ZA" officeooo:rsid="001fc0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<text:span text:style-name="T1">Installed Mocha Framework for testing functions, installed using the terminal.</text:span></text:p>
      <text:p text:style-name="P1">-<text:span text:style-name="T1">Installed ChaiJS asserts for checking the functions results.</text:span></text:p>
      <text:p text:style-name="P1">-<text:span text:style-name="T1">Completed the TDD for the bootcamp excercises(Not All), which as a bit difficult because it required a quick reeminder about the functions from the bootcamp. </text:span></text:p>
      <text:p text:style-name="P1">-<text:span text:style-name="T1">I kinda struggled with the tests, <text:s/>getting a vivid understanding through the tests, because there were function excercises that i couldn’t reach while i was at the bootcamp, however, i was surprised that the test is actually written before the function. It got tricky for me because i had a bit of misunderstanding with functions during bootcamp. Managed to complete all the tests though. I’m still learning through the tests to get more vivid understanding.</text:span></text:p>
      <text:p text:style-name="P1"/>
      <text:p text:style-name="P1"/>
      <text:p text:style-name="P1"/>
      <text:p text:style-name="P1"/>
      <text:p text:style-name="P1"/>
      <text:p text:style-name="P1">-<text:span text:style-name="T2">With testing, i haven’t really used any skills which i knew except that i <text:s/>was able to deploy, which i used to deploy my tests.</text:span></text:p>
      <text:p text:style-name="P1">-<text:span text:style-name="T2">Creating folders and files to store the tests and functions, could be one skill i knew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<text:span text:style-name="T2">I learned how to write tests before having to write the functions.</text:span></text:p>
      <text:p text:style-name="P1">-<text:span text:style-name="T2">Also learned how the structure of your tests should, actually i understand the structure itself, which goes : firstly describing the function, secondly you tell what your function should do and call the function, lastly the inputs expected from the function with your asserts.</text:span></text:p>
      <text:p text:style-name="P1">-<text:span text:style-name="T2">Learned how to test multiple outputs with a single function test.</text:span></text:p>
      <text:p text:style-name="P1">-<text:span text:style-name="T2">Learned how to read errors as i’m writing tests.</text:span></text:p>
      <text:p text:style-name="P1"/>
      <text:p text:style-name="P1"/>
      <text:p text:style-name="P1"/>
      <text:p text:style-name="P1"/>
      <text:p text:style-name="P1"/>
      <text:p text:style-name="P1"/>
      <text:p text:style-name="P1">-<text:span text:style-name="T3">I faced a few struggles in terms of the testing, like i said i still need a bvit of vivid understanding on the testing. Th</text:span><text:span text:style-name="T5">e issue that i had was to write the test of a function from the bootcamp that i didn’t know, because i had never reached that section in the bootcamp, for instance, i had to write a function for mostProfitableDepartment, that part on the bootcamp was in the objects section of exercise and i never reached objects. I ended by the Loops. It got a bit hard and difficult for me because i had to write all those functions until i could get to that specific function. It helped but i struggled. That’s when i couldn’t really use the fact that we can write tests before writing the function because i couldn’t even understand what sorta departments it was reffering to. I don’t really how to explain it but i hope it makes sense.</text:span></text:p>
      <text:p text:style-name="P1"><text:span text:style-name="T5"/></text:p>
      <text:p text:style-name="P1"><text:span text:style-name="T5"/></text:p>
      <text:p text:style-name="P1"><text:span text:style-name="T5"/></text:p>
      <text:p text:style-name="P2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6:07:49.030811909</meta:creation-date>
    <dc:date>2018-03-19T16:48:19.204087075</dc:date>
    <meta:editing-duration>PT9M48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393" meta:character-count="2280" meta:non-whitespace-character-count="1895"/>
  </office:meta>
</office:document-meta>
</file>